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5e99b" officeooo:paragraph-rsid="0015e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47:04.042096013</meta:creation-date>
    <dc:date>2017-11-15T14:47:10.12787516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6.0.0.0.alpha1$Linux_X86_64 LibreOffice_project/66f6eea83155aa9af00f4a929665a99624f29793</meta:generator>
  </office:meta>
</office:document-meta>
</file>